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4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 UC5: Forgotten Password</text:p>
      <text:p text:style-name="P1">Primary Actor:<text:span text:style-name="T1"> User – A person that has access to the application.</text:span></text:p>
      <text:p text:style-name="P1">Stakeholders and Interests:</text:p>
      <text:list xml:id="list4577767101128700159" text:style-name="L1">
        <text:list-item>
          <text:list>
            <text:list-item>
              <text:p text:style-name="P4">User: Forgot password and wants it to be reset.</text:p>
            </text:list-item>
            <text:list-item>
              <text:p text:style-name="P4">System: Wants to make sure that all users have a valid password and that only authorized users can change passwords on a per account basis.</text:p>
            </text:list-item>
          </text:list>
        </text:list-item>
      </text:list>
      <text:p text:style-name="P1">Preconditions:<text:span text:style-name="T1"> User must request to log in, but cannot remember password..</text:span></text:p>
      <text:p text:style-name="P1">Success Guarantee (or Postconditions):<text:span text:style-name="T1"> The password is reset for the current user. This change is recorded. The user is requested to attempt to log in.</text:span></text:p>
      <text:p text:style-name="P1">Main Success Scenario (or Basic Flow):</text:p>
      <text:list xml:id="list4538986046886870794" text:style-name="L2">
        <text:list-item>
          <text:p text:style-name="P5">User requests that the password be reset.</text:p>
        </text:list-item>
        <text:list-item>
          <text:p text:style-name="P5">System verifies that the user is authorized to reset the password.</text:p>
        </text:list-item>
        <text:list-item>
          <text:p text:style-name="P5">User submits possible new password.</text:p>
        </text:list-item>
        <text:list-item>
          <text:p text:style-name="P5">System validates newly submitted password.</text:p>
        </text:list-item>
        <text:list-item>
          <text:p text:style-name="P5">System records password change.</text:p>
        </text:list-item>
      </text:list>
      <text:p text:style-name="P1">Extensions (or Alternative Flows):<text:span text:style-name="T1"> </text:span></text:p>
      <text:p text:style-name="P3"><text:tab/>2a. User is not authorized to reset the password.</text:p>
      <text:list xml:id="list8493558695436598827" text:style-name="L3">
        <text:list-item>
          <text:list>
            <text:list-item>
              <text:list>
                <text:list-item>
                  <text:p text:style-name="P6">System informs user that he is not authorized to change password.</text:p>
                </text:list-item>
                <text:list-item>
                  <text:p text:style-name="P6">System attempts to verify user a second time.</text:p>
                  <text:p text:style-name="P6">2a. User not authorized a second time.</text:p>
                  <text:list>
                    <text:list-item>
                      <text:list>
                        <text:list-item>
                          <text:p text:style-name="P6">System exit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4a. New password is invalid.</text:p>
      <text:list xml:id="list6607174589208515901" text:style-name="L4">
        <text:list-item>
          <text:list>
            <text:list-item>
              <text:list>
                <text:list-item>
                  <text:p text:style-name="P7">System informs user that the password is invalid.</text:p>
                </text:list-item>
                <text:list-item>
                  <text:p text:style-name="P7">System requests the user submit a valid password.</text:p>
                </text:list-item>
                <text:list-item>
                  <text:p text:style-name="P7"><text:soft-page-break/>User responds to the error.</text:p>
                  <text:p text:style-name="P7">3a. User submits a password that is valid.</text:p>
                  <text:list>
                    <text:list-item>
                      <text:list>
                        <text:list-item>
                          <text:p text:style-name="P7">System proceeds to step 5 in the Basic Flow.</text:p>
                        </text:list-item>
                      </text:list>
                    </text:list-item>
                  </text:list>
                  <text:p text:style-name="P7">3b. User submits a password that is invalid.</text:p>
                  <text:list>
                    <text:list-item>
                      <text:list>
                        <text:list-item>
                          <text:p text:style-name="P7">System repeats steps 1-3 until valid password is provided or user exits.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5:41:23.40</meta:creation-date>
    <dc:date>2014-02-02T13:21:57.62</dc:date>
    <meta:editing-duration>PT1H1M56S</meta:editing-duration>
    <meta:editing-cycles>9</meta:editing-cycles>
    <meta:generator>OpenOffice/4.0.0$Win32 OpenOffice.org_project/400m3$Build-9702</meta:generator>
    <meta:document-statistic meta:table-count="0" meta:image-count="0" meta:object-count="0" meta:page-count="2" meta:paragraph-count="27" meta:word-count="247" meta:character-count="1420"/>
  </office:meta>
</office:document-meta>
</file>